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4" style:family="paragraph" style:parent-style-name="UrbanBody">
      <style:paragraph-properties fo:text-align="start" style:justify-single-word="false"/>
      <style:text-properties style:font-name="Arial1" fo:font-size="11pt" fo:letter-spacing="-0.005cm" style:text-underline-style="none" fo:font-weight="normal" style:font-size-asian="11pt" style:font-weight-asian="normal" style:font-weight-complex="normal"/>
    </style:style>
    <style:style style:name="P5" style:family="paragraph" style:parent-style-name="UrbanBody">
      <style:paragraph-properties fo:text-align="start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UrbanTitle">
      <style:text-properties fo:font-weight="bold" style:font-weight-asian="bold" style:font-weight-complex="bold"/>
    </style:style>
    <style:style style:name="P9" style:family="paragraph" style:parent-style-name="UrbanTitle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10" style:family="paragraph" style:parent-style-name="UrbanTitle">
      <style:paragraph-properties fo:text-align="start" style:justify-single-word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UrbanTitle">
      <style:text-properties style:text-underline-style="none" fo:font-weight="bold" style:font-weight-asian="bold" style:font-weight-complex="bold"/>
    </style:style>
    <style:style style:name="P12" style:family="paragraph" style:parent-style-name="UrbanBody">
      <style:paragraph-properties fo:text-align="end" style:justify-single-word="false" fo:break-before="page"/>
    </style:style>
    <style:style style:name="P13" style:family="paragraph" style:parent-style-name="Standard">
      <style:text-properties style:text-underline-style="none" fo:font-weight="bold" officeooo:paragraph-rsid="0017c83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17c837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7c837" style:font-size-asian="10pt" style:font-size-complex="10pt"/>
    </style:style>
    <style:style style:name="P16" style:family="paragraph" style:parent-style-name="UrbanBody">
      <style:text-properties style:font-name="Arial1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7ede6"/>
    </style:style>
    <style:style style:name="P18" style:family="paragraph" style:parent-style-name="Standard">
      <style:text-properties style:font-name="arial" fo:font-size="11pt" officeooo:paragraph-rsid="0017c837" style:font-size-asian="11pt" style:font-size-complex="11pt"/>
    </style:style>
    <style:style style:name="P19" style:family="paragraph" style:parent-style-name="Standard">
      <style:text-properties officeooo:paragraph-rsid="0017ede6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officeooo:rsid="0015350a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8" style:family="text">
      <style:text-properties style:font-name="Arial1" fo:font-size="10pt" style:font-size-asian="10pt" style:font-size-complex="10pt"/>
    </style:style>
    <style:style style:name="T9" style:family="text"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1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1" fo:font-size="10pt" fo:font-style="normal" fo:font-weight="normal" officeooo:rsid="0017ede6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officeooo:rsid="0017ede6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20"><text:span text:style-name="T15">do text</text:span></text:p><text:p text:style-name="P20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9"><text:span text:style-name="T8"><office:annotation><dc:creator>Gauthier Bastien</dc:creator><dc:date>2011-01-13T14:56:41</dc:date><text:p text:style-name="P20">do text</text:p><text:p text:style-name="P20">from document(at=tlpe, format='odt')</text:p></office:annotation></text:span><text:span text:style-name="T9">Import depuis </text:span><text:span text:style-name="T11">tlpe</text:span><text:span text:style-name="T9">.od</text:span><text:span text:style-name="T11">t</text:span></text:p>
          </table:table-cell>
        </table:table-row>
      </table:table>
      <text:p text:style-name="P13"/>
      <text:p text:style-name="P11">Déclaration environnementale: transmis de la décision du collège</text:p>
      <text:p text:style-name="P11">des conditions complémentaires</text:p>
      <text:p text:style-name="P10"/>
      <text:p text:style-name="P16"/>
      <text:p text:style-name="P2"/>
      <text:p text:style-name="P2">Monsieur le Fonctionnaire délégué,</text:p>
      <text:p text:style-name="P2"/>
      <text:p text:style-name="P2">Conformément aux dispositions reprises à l’article 14§5 du <text:span text:style-name="T3">décret du 11 mars 1999 relatif au permis d’environnement </text:span>et à l’article 69 de l’arrêté du Gouvernement wallon du 4 juillet 2002 relatif à la procédure et à diverses mesures d’exécution du <text:span text:style-name="T3">décret du 11 mars 1999, veuillez</text:span> <text:span text:style-name="T5">trouver</text:span>, ci-joint, copie de la décision du Collège du <text:span text:style-name="T4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2"/>
      <text:p text:style-name="P2">Une copie a également été envoyée au demandeur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20"><text:span text:style-name="T13">do text</text:span></text:p><text:p text:style-name="P20"><text:span text:style-name="T14">from document(at=signatures, format='odt')</text:span></text:p></office:annotation></text:span><text:span text:style-name="T1">Import depuis signatures.odt</text:span></text:p>
      <text:p text:style-name="P3"/>
      <text:p text:style-name="P12"><draw:frame draw:style-name="fr2" draw:name="Cadre4" text:anchor-type="paragraph" svg:x="0cm" svg:y="0cm" svg:width="7.128cm" draw:z-index="1"><draw:text-box fo:min-height="5.226cm"><text:p text:style-name="P7"><office:annotation><dc:creator>Gauthier Bastien</dc:creator><dc:date>2011-01-13T14:56:41</dc:date><text:p text:style-name="P20"><text:span text:style-name="T15">do text</text:span></text:p><text:p text:style-name="P20"><text:span text:style-name="T1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7"><text:span text:style-name="T8"><office:annotation><dc:creator>Gauthier Bastien</dc:creator><dc:date>2011-01-13T14:56:41</dc:date><text:p text:style-name="P20">do text</text:p><text:p text:style-name="P20">from document(at=arne, format='odt')</text:p></office:annotation></text:span><text:span text:style-name="T9">Import depuis </text:span><text:span text:style-name="T10">arne</text:span><text:span text:style-name="T9">.odt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laration environnementale: transmis de la décision du collège</text:p>
      <text:p text:style-name="P8">des conditions complémentaires</text:p>
      <text:p text:style-name="P9"/>
      <text:p text:style-name="P5"><office:annotation><dc:creator>Gauthier Bastien</dc:creator><dc:date>2011-01-13T14:56:41</dc:date><text:p text:style-name="P20"><text:span text:style-name="T15">do text</text:span></text:p><text:p text:style-name="P20"><text:span text:style-name="T15">from document(at=reference, format='odt')</text:span></text:p></office:annotation>Import depuis reference.odt</text:p>
      <text:p text:style-name="P4"/>
      <text:p text:style-name="P6">Monsieur le Fonctionnaire technique,</text:p>
      <text:p text:style-name="P6"/>
      <text:p text:style-name="P6">Conformément aux dispositions reprises à l’article 14 § 5 du <text:span text:style-name="T3">décret du 11 mars 1999 relatif au permis d’environnement <text:s/></text:span>et à l’article 69 de l’arrêté du Gouvernement wallon du 4 juillet 2002 relatif à la procédure et à diverses mesures d’exécution du <text:span text:style-name="T3">décret du 11 mars 1999 relatif au permis d’environnement, veuillez</text:span> trouverez, ci-joint copie de la décision du Collège du <text:span text:style-name="T4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6"/>
      <text:p text:style-name="P6">Une copie a également été envoyée au demandeur et au Fonctionnaire délégué.</text:p>
      <text:p text:style-name="P6"/>
      <text:p text:style-name="P6">En vous souhaitant une bonne réception du document, veuillez agréer, Monsieur le Fonctionnaire technique, l'assurance de notre parfaite considération.</text:p>
      <text:p text:style-name="P6"/>
      <text:p text:style-name="P6"/>
      <text:p text:style-name="P6"><text:span text:style-name="T1"><office:annotation><dc:creator>sde </dc:creator><dc:date>2011-07-27T10:02:32</dc:date><text:p text:style-name="P20"><text:span text:style-name="T13">do text</text:span></text:p><text:p text:style-name="P20"><text:span text:style-name="T14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2:51.892196792</dc:date>
    <meta:editing-duration>PT12H55M44S</meta:editing-duration>
    <meta:editing-cycles>71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269" meta:character-count="2045" meta:non-whitespace-character-count="1808"/>
  </office:meta>
</office:document-meta>
</file>